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e6f9" officeooo:paragraph-rsid="0009e6f9"/>
    </style:style>
    <style:style style:name="P2" style:family="paragraph" style:parent-style-name="Standard">
      <style:text-properties fo:font-variant="normal" fo:text-transform="none" fo:color="#000000" style:font-name="verdana" fo:font-size="8.25pt" fo:letter-spacing="normal" fo:font-style="normal" fo:font-weight="normal" officeooo:rsid="0009e6f9" officeooo:paragraph-rsid="0009e6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ndo gcolor2 pra converter RGB ou HSV pro intervalo do HSV do openCV</text:p>
      <text:p text:style-name="P1">git clone <text:a xlink:type="simple" xlink:href="https://github.com/alexey-ozhigov/gcolor2_opencv">https://github.com/alexey-ozhigov/gcolor2_opencv</text:a></text:p>
      <text:p text:style-name="P2">sudo apt-get install libxml-parser-perl</text:p>
      <text:p text:style-name="P1">./configure LIBS=”-lm”</text:p>
      <text:p text:style-name="P1">make</text:p>
      <text:p text:style-name="P1">make check</text:p>
      <text:p text:style-name="P1">sudo make inst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21:15:48.189945929</meta:creation-date>
    <dc:date>2014-11-25T21:18:18.374588778</dc:date>
    <meta:editing-duration>P0D</meta:editing-duration>
    <meta:editing-cycles>1</meta:editing-cycles>
    <meta:document-statistic meta:table-count="0" meta:image-count="0" meta:object-count="0" meta:page-count="1" meta:paragraph-count="7" meta:word-count="28" meta:character-count="224" meta:non-whitespace-character-count="203"/>
    <meta:generator>LibreOffice/4.2.7.2$Linux_X86_64 LibreOffice_project/420m0$Build-2</meta:generator>
  </office:meta>
</office:document-meta>
</file>